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323a" officeooo:paragraph-rsid="0004323a"/>
    </style:style>
    <style:style style:name="T1" style:family="text">
      <style:text-properties officeooo:rsid="0006a46c"/>
    </style:style>
    <style:style style:name="T2" style:family="text">
      <style:text-properties officeooo:rsid="00073fe9"/>
    </style:style>
    <style:style style:name="T3" style:family="text">
      <style:text-properties fo:color="#000099"/>
    </style:style>
    <style:style style:name="T4" style:family="text">
      <style:text-properties fo:color="#000099" officeooo:rsid="00073fe9"/>
    </style:style>
    <style:style style:name="T5" style:family="text">
      <style:text-properties fo:color="#006600"/>
    </style:style>
    <style:style style:name="T6" style:family="text">
      <style:text-properties fo:color="#00cc00"/>
    </style:style>
    <style:style style:name="T7" style:family="text">
      <style:text-properties fo:color="#cc0000"/>
    </style:style>
    <style:style style:name="T8" style:family="text">
      <style:text-properties fo:color="#99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python, to make a variable x, you could just make it without having to specify what kind of variable it was. You could just say:</text:p>
      <text:p text:style-name="P1"/>
      <text:p text:style-name="P1"><text:tab/>x = 3<text:tab/><text:tab/><text:tab/><text:span text:style-name="T3">// int</text:span></text:p>
      <text:p text:style-name="P1"><text:tab/>x = 3.0<text:tab/><text:tab/><text:tab/><text:span text:style-name="T3">// float / double</text:span></text:p>
      <text:p text:style-name="P1"><text:tab/>x = <text:span text:style-name="T8">True</text:span><text:tab/><text:tab/><text:span text:style-name="T3">// boolean</text:span></text:p>
      <text:p text:style-name="P1"><text:tab/>x = “bananas”<text:tab/><text:tab/><text:span text:style-name="T3">// string</text:span></text:p>
      <text:p text:style-name="P1"><text:tab/>x = 'c'<text:tab/><text:tab/><text:tab/><text:span text:style-name="T3">// char</text:span></text:p>
      <text:p text:style-name="P1"/>
      <text:p text:style-name="P1">And python wouldn't care.</text:p>
      <text:p text:style-name="P1"/>
      <text:p text:style-name="P1">C++, however, does care. When declaring a variable, you must tell it what kind of variable this will be.</text:p>
      <text:p text:style-name="P1"/>
      <text:p text:style-name="P1"><text:tab/><text:span text:style-name="T5">int <text:s/></text:span><text:s text:c="4"/>x = 3;<text:tab/><text:tab/><text:span text:style-name="T3">// ALWAYS remember the semicolon [;]</text:span></text:p>
      <text:p text:style-name="P1"><text:tab/><text:span text:style-name="T5">float</text:span> <text:s text:c="2"/>x = 3.0;</text:p>
      <text:p text:style-name="P1"><text:tab/><text:span text:style-name="T5">bool</text:span> <text:s text:c="2"/>x = <text:span text:style-name="T8">true</text:span>;<text:tab/><text:span text:style-name="T3">//Note: Booleans are lowercase in C++</text:span></text:p>
      <text:p text:style-name="P1"><text:tab/>string x = <text:span text:style-name="T8">“bananas”</text:span>;</text:p>
      <text:p text:style-name="P1"><text:tab/><text:span text:style-name="T5">char</text:span> <text:s text:c="2"/>x = 'x';<text:tab/><text:tab/><text:span text:style-name="T3">//Note: while python didn't know the difference between double [“] and </text:span><text:tab/><text:tab/><text:tab/><text:tab/><text:tab/><text:span text:style-name="T3">// <text:s text:c="3"/>single ['] quotes, C++ does. Single quotes must be used for chars. </text:span><text:tab/><text:tab/><text:tab/><text:tab/><text:tab/><text:span text:style-name="T3">// <text:s text:c="3"/>Otherwise, C++ will assume its a string.</text:span></text:p>
      <text:p text:style-name="P1"/>
      <text:p text:style-name="P1">One thing that you can do in C++ that you can't do in python is you can initialize a variable without giving i<text:span text:style-name="T2">t</text:span> a value. Meaning I could write:</text:p>
      <text:p text:style-name="P1"/>
      <text:p text:style-name="P1"><text:tab/><text:span text:style-name="T5">int</text:span> x;</text:p>
      <text:p text:style-name="P1"/>
      <text:p text:style-name="P1">And not immediately have to say what that value is. Reme<text:span text:style-name="T1">m</text:span>ber though, because you haven't given it a value, saying...</text:p>
      <text:p text:style-name="P1"/>
      <text:p text:style-name="P1"><text:tab/><text:span text:style-name="T5">int</text:span> x;</text:p>
      <text:p text:style-name="P1"><text:tab/>x += 1;</text:p>
      <text:p text:style-name="P1"/>
      <text:p text:style-name="P1">...will give you an error, because your program has no idea what value you're adding 1 to. <text:span text:style-name="T1">Declaring variables without values is mostly useful for reading input, which we'll discuss later.</text:span></text:p>
      <text:p text:style-name="P1"/>
      <text:p text:style-name="P1">Another handy tool for initialization—you can declare a series of values of the same type by separating them with a comma [,] instead of a semicolon [;].</text:p>
      <text:p text:style-name="P1"/>
      <text:p text:style-name="P1"><text:tab/>string cat, dog, frog, hog;</text:p>
      <text:p text:style-name="P1"><text:tab/>cat <text:s text:c="2"/>= <text:span text:style-name="T8">“cat”</text:span>;</text:p>
      <text:p text:style-name="P1"><text:tab/>dog <text:s/>= <text:span text:style-name="T8">“dog”</text:span>;</text:p>
      <text:p text:style-name="P1"><text:tab/>frog = <text:span text:style-name="T8">“frog”</text:span>;</text:p>
      <text:p text:style-name="P1"><text:tab/>hog <text:s/>= <text:span text:style-name="T8">“hog”</text:span>;</text:p>
      <text:p text:style-name="P1"/>
      <text:p text:style-name="P1">Or,</text:p>
      <text:p text:style-name="P1"><text:tab/>string <text:tab/>cat <text:s text:c="2"/>= <text:span text:style-name="T8">“cat”</text:span>,</text:p>
      <text:p text:style-name="P1"><text:tab/><text:tab/>dog <text:s/>= <text:span text:style-name="T8">“dog”</text:span>,</text:p>
      <text:p text:style-name="P1"><text:tab/><text:tab/>frog =<text:span text:style-name="T8"> “frog”</text:span>,</text:p>
      <text:p text:style-name="P1"><text:tab/><text:tab/>hog <text:s/>= <text:span text:style-name="T8">“hog”</text:span>;<text:tab/><text:tab/><text:span text:style-name="T3">//</text:span><text:span text:style-name="T4">&lt;--Last line is a semicolon, in case that isn't cle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23:34:47.132853786</meta:creation-date>
    <dc:date>2015-01-25T13:02:20.966017702</dc:date>
    <meta:editing-duration>PT14M31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30" meta:word-count="297" meta:character-count="1570" meta:non-whitespace-character-count="1233"/>
  </office:meta>
</office:document-meta>
</file>